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padding="0in" fo:border="none"/>
    </style:style>
    <style:style style:name="Table1.B1" style:family="table-cell">
      <style:table-cell-properties fo:padding="0.0694in" fo:border="none"/>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100%" fo:orphans="0" fo:widows="0"/>
    </style:style>
    <style:style style:name="P3" style:family="paragraph" style:parent-style-name="Standard">
      <style:paragraph-properties fo:margin-top="0in" fo:margin-bottom="0in" style:contextual-spacing="false"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style:contextual-spacing="false" fo:line-height="100%" fo:orphans="0" fo:widows="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style:contextual-spacing="false" fo:line-height="100%" fo:orphans="0" fo:widows="0"/>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master-page-name="Standard">
      <style:paragraph-properties fo:margin-top="0in" fo:margin-bottom="0in" style:contextual-spacing="false" fo:text-align="center" style:justify-single-word="false" style:page-number="1"/>
      <style:text-properties style:font-name="Times New Roman" fo:font-size="24pt" style:font-name-asian="Times New Roman1" style:font-size-asian="24pt" style:font-name-complex="Times New Roman1" style:font-size-complex="24pt"/>
    </style:style>
    <style:style style:name="P1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officeooo:paragraph-rsid="001447b5"/>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447b5"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style="italic" officeooo:rsid="001447b5" style:font-name-asian="Times New Roman1" style:font-size-asian="12pt" style:font-style-asian="italic" style:font-name-complex="Times New Roman1" style:font-size-complex="12pt"/>
    </style:style>
    <style:style style:name="T5" style:family="text">
      <style:text-properties style:font-name="Times New Roman" fo:font-size="12pt" fo:font-style="italic" officeooo:rsid="001447b5" style:font-name-asian="Times New Roman1" style:font-size-asian="12pt" style:font-style-asian="italic" style:font-name-complex="Times New Roman1" style:font-size-complex="12pt" style:font-style-complex="italic"/>
    </style:style>
    <style:style style:name="T6" style:family="text">
      <style:text-properties style:text-position="sub 58%"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text-position="sub 58%" style:font-name="Times New Roman" fo:font-size="12pt" fo:font-style="italic" officeooo:rsid="001447b5" style:font-name-asian="Times New Roman1" style:font-size-asian="12pt" style:font-style-asian="italic" style:font-name-complex="Times New Roman1" style:font-size-complex="12pt"/>
    </style:style>
    <style:style style:name="T8" style:family="text">
      <style:text-properties officeooo:rsid="001447b5"/>
    </style:style>
    <style:style style:name="T9" style:family="text">
      <style:text-properties officeooo:rsid="0015fad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mplementing the Viterbi Algorithm in Natural Language Processing</text:p>
      <text:p text:style-name="P3">Jalal Khan, Muhlenberg College</text:p>
      <text:p text:style-name="P3">October 17, 2016</text:p>
      <table:table table:name="Table1" table:style-name="Table1">
        <table:table-column table:style-name="Table1.A" table:number-columns-repeated="2"/>
        <table:table-row table:style-name="Table1.1">
          <table:table-cell table:style-name="Table1.A1" office:value-type="string">
            <text:p text:style-name="P8">Introduction</text:p>
            <text:p text:style-name="P9">The Viterbi Algorithm is a technique used in Natural Language Processing to predict tokens of unknown contexts. It utilizes word frequencies, tag bigrams, and lexical histograms from a large training corpus to accurately and reliably make these predictions. The algorithm relies on a strong, varied corpus to train from in order to gather good probability distributions for a given token (i.e. word). To supplement this, it requires a part-of-speech tag associated with each word to more accurately determine the validity of a word in context. For example, a common word with many part of speeches would be difficult to predict without knowing the context in which it was used. It is unlikely that two nouns would be placed in conjunction, so a word that would favor a noun tag would be less likely to be predicted than a word with a different tag. The algorithm creates a score for a given word formulated by its probability of occurring in context, it’s most likely tag, and the probability of that tag appearing in context.</text:p>
            <text:p text:style-name="P6"/>
            <text:p text:style-name="P9">The formula for creating a lexical histogram is as follows:</text:p>
            <text:p text:style-name="P7"><draw:frame draw:style-name="fr1" draw:name="1" text:anchor-type="as-char" svg:y="-0.2634in" svg:width="1.1417in" svg:height="0.4307in" draw:z-index="0"><draw:object xlink:href="./Object 2" xlink:type="simple" xlink:show="embed" xlink:actuate="onLoad"/><draw:image xlink:href="./ObjectReplacements/Object 2" xlink:type="simple" xlink:show="embed" xlink:actuate="onLoad"/></draw:frame></text:p>
            <text:p text:style-name="P11"><text:span text:style-name="T1">repeated for every word and tag in training corpus. The tag bigram probability was calculated in a similar fashion, replacing </text:span><text:span text:style-name="T3">w</text:span><text:span text:style-name="T1"> with </text:span><text:span text:style-name="T3">t</text:span><text:span text:style-name="T6">i</text:span><text:span text:style-name="T1"> </text:span><text:span text:style-name="T2">and </text:span><text:span text:style-name="T5">t</text:span><text:span text:style-name="T2"> with </text:span><text:span text:style-name="T4">t</text:span><text:span text:style-name="T7">i-1</text:span><text:span text:style-name="T1">.The results were calculated on a logarithmic scale to minimize rounding error.</text:span></text:p>
            <text:p text:style-name="P6"/>
            <text:p text:style-name="P8">Implementation</text:p>
            <text:p text:style-name="P9">Python 2.7 was used to implement the algorithm, training from approximately ⅓ of the brown corpus obtained from the nltk package.</text:p>
            <text:p text:style-name="P4"><text:soft-page-break/>reliably and quickly enough to report.</text:p>
            <text:p text:style-name="P2"/>
            <text:p text:style-name="P5">Future Improvements</text:p>
            <text:p text:style-name="P4">These results are a strong start to a proven algorithm, that is currently bottlenecked by requiring a large training dataset and poor </text:p>
            <text:p text:style-name="P4">runtime. Some improvements could be: minimizing the processing required to get started with testing, applying stronger heuristics in the form of grammar rules, and expounding upon unknown words or sequences in the test data. These heuristics could help lower the cost of processing and improve accuracy.</text:p>
            <text:p text:style-name="P2"/>
            <text:p text:style-name="P4">Furthermore, utilizing stronger programming techniques like memoizing incoming test sequences, parallel processing test data, and possibly precomputing all possible score sequences from the training data (capped at a certain sentence length) could all help improve performance and production value. Enforcing constraints on the testing dataset ranging from topic to size could also improve the efficiency. It is highly recommended that test data be preprocessed to remove outliers and normalize results.</text:p>
            <text:p text:style-name="P2"/>
            <text:p text:style-name="P4">Although Python is an ideal language for rapid prototyping and string manipulation, it lacks speed, multithreading, and <text:span text:style-name="T8">efficient</text:span> <text:span text:style-name="T8">deployment</text:span> to save on valuable time and energy costs. This could be alleviated by using C++ or even Java instead, provided the overhead is countered by running a distributed system with <text:span text:style-name="T8">large</text:span> datasets, in the case of Java.</text:p>
            <text:p text:style-name="P1"/>
          </table:table-cell>
          <table:table-cell table:style-name="Table1.B1" office:value-type="string">
            <text:p text:style-name="P4"><text:span text:style-name="T9">In the </text:span>training sequence, the probability distribution for all word bigrams, lexical histograms, and tag bigrams was collected and calculated. The testing phase was then executed on a selected number of sentences from the remainder of the corpus. The testing phase consisted of calculating a score for each word for each tag in context and then creating a sequence of words that maximized their scores in context.</text:p>
            <text:p text:style-name="P2"/>
            <text:p text:style-name="P4">Although heuristics were limited for this experiment, they are greatly advantageous when performing highly ambiguous experiments such as this. Some applied heuristics included noting the first word in a sentence, removing some punctuation marks, and utilizing different tagsets. </text:p>
            <text:p text:style-name="P2"/>
            <text:p text:style-name="P4">These heuristics made small but noticeable improvements to the runtime, accuracy, and efficiency of the algorithm.</text:p>
            <text:p text:style-name="P2"/>
            <text:p text:style-name="P5">Results and Findings</text:p>
            <text:p text:style-name="P4">The final total accuracy rate was calculated to be approximately 88.6% from training on ⅓ of the Brown corpus with the default tagset and a 91.8% accuracy rate by training on the universal tagset. This is likely due to the universal tagset having significantly less tags to choose from, allowing for a greater overall accuracy rate.</text:p>
            <text:p text:style-name="P2"/>
            <text:p text:style-name="P4">Some helpful heuristics included removing punctuation symbols, flagging unknown words in the test data, and applying some smoothing to the data to minimize skewed results. Although these heuristics were applied, not all <text:span text:style-name="T8">could be measured and run</text:span></text:p>
            <text:p text:style-name="P5"><text:soft-page-break/>References</text:p>
            <text:p text:style-name="P4">Jurafsky, D., &amp; Martin, J. H. (2009). Speech and language processing: An introduction to natural language processing, computational linguistics, and speech recognition. Upper Saddle River, NJ: Pearson Prentice Hall.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0-17T13:12:15.472794858</dc:date>
    <meta:editing-duration>PT19S</meta:editing-duration>
    <meta:editing-cycles>2</meta:editing-cycles>
    <meta:document-statistic meta:table-count="1" meta:image-count="0" meta:object-count="1" meta:page-count="2" meta:paragraph-count="24" meta:word-count="708" meta:character-count="4559" meta:non-whitespace-character-count="3871"/>
  </office:meta>
</office:document-meta>
</file>

<file path=Object 2/content.xml><?xml version="1.0" encoding="utf-8"?>
<math xmlns="http://www.w3.org/1998/Math/MathML" display="block">
  <semantics>
    <mrow>
      <mi>P</mi>
      <mrow>
        <mrow>
          <mo fence="true" stretchy="false">(</mo>
          <mrow>
            <mrow>
              <mi>w</mi>
              <mo stretchy="false">∣</mo>
              <mi>t</mi>
            </mrow>
          </mrow>
          <mo fence="true" stretchy="false">)</mo>
        </mrow>
        <mo stretchy="false">=</mo>
        <mfrac>
          <mrow>
            <mi>C</mi>
            <mrow>
              <mo fence="true" stretchy="false">(</mo>
              <mrow>
                <mrow>
                  <mi>w</mi>
                  <mo stretchy="false">∣</mo>
                  <mi>t</mi>
                </mrow>
              </mrow>
              <mo fence="true" stretchy="false">)</mo>
            </mrow>
          </mrow>
          <mrow>
            <mi>C</mi>
            <mrow>
              <mo fence="true" stretchy="false">(</mo>
              <mrow>
                <mi>t</mi>
              </mrow>
              <mo fence="true" stretchy="false">)</mo>
            </mrow>
          </mrow>
        </mfrac>
      </mrow>
    </mrow>
    <annotation encoding="StarMath 5.0">P(w divides t) =  {C(w divides t)} over {C(t)}</annotation>
  </semantics>
</math>
</file>